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Choosing Your Major</text:p>
      <text:p text:style-name="Author"><text:a xlink:type="simple" xlink:href="https://csci-1301.github.io/about#authors" office:name=""><text:span text:style-name="Definition">https://csci-1301.github.io/about#authors</text:span></text:a></text:p>
      <text:p text:style-name="Date">May 25, 2021 (12:53:43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ich-degree-is-best-for-you"/>Which degree is best for you?<text:bookmark-end text:name="which-degree-is-best-for-you"/></text:h>
      <text:p text:style-name="First_20_paragraph">Most universities offer both a Computer Science degree and an Information Technology degree, and some universities even offer a Management Information Systems degree. <text:a xlink:type="simple" xlink:href="https://www.augusta.edu/ccs/programs.php" office:name=""><text:span text:style-name="Definition">Here at Augusta Unversity</text:span></text:a>, we have all three options for you: <text:a xlink:type="simple" xlink:href="https://www.augusta.edu/ccs/bs-cs.php" office:name=""><text:span text:style-name="Definition">Computer Science</text:span></text:a> (CS / CSCI), <text:a xlink:type="simple" xlink:href="https://www.augusta.edu/ccs/bs-it.php" office:name=""><text:span text:style-name="Definition">Information Technology</text:span></text:a> (IT / AIST), and <text:a xlink:type="simple" xlink:href="https://www.augusta.edu/ccs/bs-it-cybersecurity.php" office:name=""><text:span text:style-name="Definition">Cybersecurity</text:span></text:a> (CYBR), along with two unique diploma, <text:a xlink:type="simple" xlink:href="https://www.augusta.edu/ccs/bs-cybersecurity-engineering.php" office:name=""><text:span text:style-name="Definition">Cybersecurity Engineering</text:span></text:a> and <text:a xlink:type="simple" xlink:href="https://www.augusta.edu/ccs/bs-cyber-ops.php" office:name=""><text:span text:style-name="Definition">Cyber Operations</text:span></text:a>.</text:p>
      <text:p text:style-name="Text_20_body">While all of these degrees are high-quality and should place students on a fast-track towards a successful career, students always ask the same question, “Which degree is best for me?” The answer to this question depends on the student, their career goals, and a variety of other factors.</text:p>
      <text:p text:style-name="Text_20_body">Students even ask more specific questions:</text:p>
      <text:list text:style-name="L1">
        <text:list-item>
          <text:p text:style-name="P1">Which degree will give me the highest salary?</text:p>
        </text:list-item>
        <text:list-item>
          <text:p text:style-name="P1">Which degree is easiest?</text:p>
        </text:list-item>
        <text:list-item>
          <text:p text:style-name="P1">Which degree is hardest?</text:p>
        </text:list-item>
        <text:list-item>
          <text:p text:style-name="P1">Which degree has the most job opportunities?</text:p>
        </text:list-item>
      </text:list>
      <text:p text:style-name="First_20_paragraph">These are all great questions! But before answering them, it is more important to have a basic understanding of the degree options.</text:p>
      <text:p text:style-name="Text_20_body">The following links detail these three degrees and explain the benefits of each:</text:p>
      <text:list text:style-name="L2">
        <text:list-item>
          <text:p text:style-name="P2"><text:a xlink:type="simple" xlink:href="http://online.king.edu/information-technology/difference-between-a-computer-science-information-technology-degree/" office:name=""><text:span text:style-name="Definition">Difference Between a Computer Science &amp; Information Technology Degree</text:span></text:a></text:p>
        </text:list-item>
        <text:list-item>
          <text:p text:style-name="P2"><text:a xlink:type="simple" xlink:href="https://www.geteducated.com/careers/521-computer-information-systems-vs-computer-science" office:name=""><text:span text:style-name="Definition">Computer Science vs Information Systems/Technology</text:span></text:a></text:p>
        </text:list-item>
        <text:list-item>
          <text:p text:style-name="P2"><text:a xlink:type="simple" xlink:href="http://online.wsj.com/public/resources/documents/info-Degrees_that_Pay_you_Back-sort.html" office:name=""><text:span text:style-name="Definition">Degrees that Pay You Back (from Wall Street Journal)</text:span></text:a></text:p>
        </text:list-item>
      </text:list>
      <text:p text:style-name="First_20_paragraph">Additionally, Augusta University has a <text:a xlink:type="simple" xlink:href="https://www.augusta.edu/advising/planning.php" office:name=""><text:span text:style-name="Definition">“Planning Your Academic Life”</text:span></text:a> page that you may find useful.</text:p>
      <text:h text:style-name="Heading_20_1" text:outline-level="1"><text:bookmark-start text:name="summary"/>Summary<text:bookmark-end text:name="summary"/></text:h>
      <text:p text:style-name="First_20_paragraph">Computer scientists design and develop computer programs, software, and applications. IT and IS professionals then use, configure, and troubleshoot those programs, software, and applications. So it really depends on what you want to do. Do you want to be on the front end, designing the software and applications? Do you prefer to use and troubleshoot them? One of the websites gave the analogy of a home: computer scientists build the home, set up home, install the lighting, plumbing, etc., and then the IT/IS professionals come and live in the home to use it, test it, and troubleshoot it.</text:p>
      <text:p text:style-name="Text_20_body">So which degree is “best”? Perhaps you can now see how this question is not fair or at least not clear. If we ask which degree is more difficult, the students will immediately exclaim, “Computer Science is the most challenging!” Therefore, one can perhaps argue that the Computer Science degree is the most rigorous (challenging) and will likely provide the student with more opportunities in their career. And the salary statistics support this argument, as CS students, on average, have a higher salary than their IT and IS colleagues. That said, is Computer Science better? Yes, and no. It depends on <text:span text:style-name="T1">you</text:span>! It depends on your goals. It depends on how hard you want to work. For some, “better” means more money and more career opportunities. For others, “better” means easier studies and less math! So again, which degree is “best”? There is no short answer. As mentioned above, all three degrees provide the tools you need to hopefully have a great career. Perhaps the question is best worded as, “Which Degree is Best for <text:span text:style-name="T1">me</text:span>?” And of course, only <text:span text:style-name="T1">you</text:span> can answer this ques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Choosing Your Major</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5T00:53:47Z</meta:creation-date>
    <dc:date>2021-05-25T00:53:47Z</dc:date>
    <meta:user-defined meta:name="date" meta:value-type="string">May  25, 2021 (12:53:43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